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Script3" svg:font-family="'Segoe Script'" style:font-adornments="標準" style:font-family-generic="script" style:font-pitch="variable"/>
    <style:font-face style:name="Segoe Script2" svg:font-family="'Segoe Script'" style:font-adornments="粗體" style:font-family-generic="script" style:font-pitch="variable"/>
    <style:font-face style:name="標楷體1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1" svg:font-family="'Segoe Script'" style:font-family-generic="system" style:font-pitch="variable"/>
    <style:font-face style:name="Segoe Script4" svg:font-family="'Segoe Script'" style:font-adornments="標準" style:font-family-generic="system" style:font-pitch="variable"/>
    <style:font-face style:name="Segoe Script" svg:font-family="'Segoe Script'" style:font-adornments="粗體" style:font-family-generic="system" style:font-pitch="variable"/>
    <style:font-face style:name="Source Sans Pro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topToBottom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outline1">
      <style:graphic-properties fo:min-height="9.751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2.7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1cm" fo:text-indent="0cm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數戰棋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2022/10/5~6製作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 xml:id="id2" draw:id="id2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6" draw:layer="layout" svg:width="12.199cm" svg:height="9.75cm" svg:x="14.31cm" svg:y="4cm" presentation:class="outline">
          <draw:text-box>
            <text:list text:style-name="L2">
              <text:list-item>
                <text:p text:style-name="P6">我的深入探討<text:tab/><text:tab/>P.7</text:p>
                <text:list>
                  <text:list-item>
                    <text:p>對戰最佳策略<text:tab/><text:tab/>P.7</text:p>
                  </text:list-item>
                  <text:list-item>
                    <text:p>三個最好的棋子<text:tab/>P.8</text:p>
                  </text:list-item>
                  <text:list-item>
                    <text:p>改編數戰棋<text:tab/><text:tab/><text:tab/>P.9</text:p>
                    <text:list>
                      <text:list-item>
                        <text:p>正向<text:tab/><text:tab/><text:tab/><text:tab/>P.9</text:p>
                      </text:list-item>
                      <text:list-item>
                        <text:p>反向<text:tab/><text:tab/><text:tab/><text:tab/>P.10</text:p>
                      </text:list-item>
                      <text:list-item>
                        <text:p>翻面後<text:tab/><text:tab/><text:tab/>P.11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 xml:id="id3" draw:id="id3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數戰棋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 xml:id="id4" draw:id="id4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複習倍數的概念。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 xml:id="id5" draw:id="id5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百數表</text:p>
              </text:list-item>
              <text:list-item>
                <text:p>黑、白各十顆棋子</text:p>
                <text:list>
                  <text:list-item>
                    <text:p>1~9各一顆</text:p>
                  </text:list-item>
                  <text:list-item>
                    <text:p text:style-name="P8">10 11寫在第十顆棋子上</text:p>
                  </text:list-item>
                  <text:list-item>
                    <text:p text:style-name="P8">正面為數字，背面空白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 xml:id="id6" draw:id="id6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兩人一組，分組下棋，看誰贏。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7" draw:id="id7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對戰最佳策略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先出1、2、5和10 11。</text:p>
                <text:list>
                  <text:list-item>
                    <text:p>1：所有格子都可以踩，但是踩質數可以避免被吃。</text:p>
                  </text:list-item>
                  <text:list-item>
                    <text:p>2：除了1之外可以踩的位置最多的棋子。</text:p>
                  </text:list-item>
                  <text:list-item>
                    <text:p>10 11：可以走10或11的倍數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三個最好的棋子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1：所有格子都可以踩，但是踩質數可以避免被吃。</text:p>
              </text:list-item>
              <text:list-item>
                <text:p text:style-name="P5">2：除了1之外可以踩的位置最多的棋子。</text:p>
              </text:list-item>
              <text:list-item>
                <text:p text:style-name="P5">10 11：可以走10或11的倍數。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 xml:id="id9" draw:id="id9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改編數戰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正向(+)</text:p>
                <text:list>
                  <text:list-item>
                    <text:p text:style-name="P5">前進一排</text:p>
                  </text:list-item>
                  <text:list-item>
                    <text:p text:style-name="P5"><text:span text:style-name="T1">前進後個位數字</text:span><text:span text:style-name="T2">=</text:span><text:span text:style-name="T3">原格子個位數字</text:span>+<text:span text:style-name="T3">棋子上的個位數字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 xml:id="id10" draw:id="id10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改編數戰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反向(-)</text:p>
                <text:list>
                  <text:list-item>
                    <text:p text:style-name="P5">前進一排</text:p>
                  </text:list-item>
                  <text:list-item>
                    <text:p text:style-name="P5"><text:span text:style-name="T1">前進後個位數字</text:span><text:span text:style-name="T2">=</text:span><text:span text:style-name="T3">原格子個位數字</text:span><text:span text:style-name="T2">-</text:span><text:span text:style-name="T3">棋子上的個位數字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1" presentation:use-date-time-name="dtd1" xml:id="id11" draw:id="id1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改編數戰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走到底翻面後，後退及前進不受限制，但一次只能移動一排。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2" presentation:presentation-page-layout-name="AL4T32" presentation:use-date-time-name="dtd1" xml:id="id12" draw:id="id12">
        <office:forms form:automatic-focus="false" form:apply-design-mode="false"/>
        <draw:frame presentation:style-name="pr8" draw:text-style-name="P9" draw:layer="layout" svg:width="25cm" svg:height="12.751cm" svg:x="1.5cm" svg:y="0.75cm" presentation:class="subtitle">
          <draw:text-box>
            <text:p>我的報告到此結束，謝謝大家</text:p>
            <text:p>Thank you for listening.</text:p>
          </draw:text-box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Script3" svg:font-family="'Segoe Script'" style:font-adornments="標準" style:font-family-generic="script" style:font-pitch="variable"/>
    <style:font-face style:name="Segoe Script2" svg:font-family="'Segoe Script'" style:font-adornments="粗體" style:font-family-generic="script" style:font-pitch="variable"/>
    <style:font-face style:name="標楷體1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1" svg:font-family="'Segoe Script'" style:font-family-generic="system" style:font-pitch="variable"/>
    <style:font-face style:name="Segoe Script4" svg:font-family="'Segoe Script'" style:font-adornments="標準" style:font-family-generic="system" style:font-pitch="variable"/>
    <style:font-face style:name="Segoe Script" svg:font-family="'Segoe Script'" style:font-adornments="粗體" style:font-family-generic="system" style:font-pitch="variable"/>
    <style:font-face style:name="Source Sans Pro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egoe Script2" fo:font-family="'Segoe Script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5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egoe Script3" fo:font-family="'Segoe Script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egoe Script3" fo:font-family="'Segoe Script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egoe Script3" fo:font-family="'Segoe Script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Script3" fo:font-family="'Segoe Script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5T06:08:28.463000000</meta:creation-date>
    <meta:editing-duration>PT1H4M10S</meta:editing-duration>
    <meta:editing-cycles>14</meta:editing-cycles>
    <meta:generator>LibreOffice/7.1.6.2$Windows_X86_64 LibreOffice_project/0e133318fcee89abacd6a7d077e292f1145735c3</meta:generator>
    <dc:title>Vivid</dc:title>
    <dc:date>2022-10-06T06:30:33.862000000</dc:date>
    <meta:document-statistic meta:object-count="92"/>
  </office:meta>
</office:document-meta>
</file>